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A000000400DA1FAC0365558B79.jpg" manifest:media-type="image/jpeg"/>
  <manifest:file-entry manifest:full-path="Pictures/10000000000005A000000420801046F7275E6730.jpg" manifest:media-type="image/jpeg"/>
  <manifest:file-entry manifest:full-path="Pictures/10000000000005A00000040020FEB0A1A7D07A44.jpg" manifest:media-type="image/jpeg"/>
  <manifest:file-entry manifest:full-path="Pictures/1000000000000177000005BD99C6DA123DC7242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17cm" svg:height="12.088cm" draw:z-index="0"><draw:image xlink:href="Pictures/10000000000005A000000400DA1FAC0365558B79.jpg" xlink:type="simple" xlink:show="embed" xlink:actuate="onLoad" draw:mime-type="image/jpeg"/></draw:frame><draw:frame draw:style-name="fr1" draw:name="Image2" text:anchor-type="char" svg:x="0cm" svg:y="12.771cm" svg:width="17cm" svg:height="12.088cm" draw:z-index="1"><draw:image xlink:href="Pictures/10000000000005A00000040020FEB0A1A7D07A44.jpg" xlink:type="simple" xlink:show="embed" xlink:actuate="onLoad" draw:mime-type="image/jpeg"/></draw:frame></text:p>
      <text:p text:style-name="P1"><draw:frame draw:style-name="fr1" draw:name="Image3" text:anchor-type="char" svg:x="0cm" svg:y="2.981cm" svg:width="17cm" svg:height="12.465cm" draw:z-index="2"><draw:image xlink:href="Pictures/10000000000005A000000420801046F7275E6730.jpg" xlink:type="simple" xlink:show="embed" xlink:actuate="onLoad" draw:mime-type="image/jpeg"/></draw:frame></text:p>
      <text:p text:style-name="P1"><draw:frame draw:style-name="fr1" draw:name="Image4" text:anchor-type="char" svg:x="4.646cm" svg:y="-0.275cm" svg:width="6.615cm" svg:height="25.912cm" draw:z-index="3"><draw:image xlink:href="Pictures/1000000000000177000005BD99C6DA123DC7242C.jpg" xlink:type="simple" xlink:show="embed" xlink:actuate="onLoad" draw:mime-type="image/jpeg"/></draw:frame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0T15:21:08.293000000</meta:creation-date>
    <dc:date>2023-02-16T13:04:07.955000000</dc:date>
    <meta:editing-duration>P5DT21H43M4S</meta:editing-duration>
    <meta:editing-cycles>1</meta:editing-cycles>
    <meta:document-statistic meta:table-count="0" meta:image-count="4" meta:object-count="0" meta:page-count="4" meta:paragraph-count="0" meta:word-count="0" meta:character-count="0" meta:non-whitespace-character-count="0"/>
    <meta:generator>LibreOffice/7.4.4.2$Windows_X86_64 LibreOffice_project/85569322deea74ec9134968a29af2df5663baa21</meta:generator>
  </office:meta>
</office:document-meta>
</file>